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Default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 style:list-style-name="L1">
      <style:text-properties officeooo:paragraph-rsid="0018b876"/>
    </style:style>
    <style:style style:name="T1" style:family="text">
      <style:text-properties style:text-line-through-style="none" style:text-line-through-type="none" fo:font-size="16pt" style:text-underline-style="none" fo:font-weight="normal" style:font-size-asian="16pt" style:font-weight-asian="normal"/>
    </style:style>
    <style:style style:name="T2" style:family="text">
      <style:text-properties fo:color="#000000" loext:opacity="100%" fo:font-size="16pt" fo:font-weight="bold" style:font-size-asian="16pt" style:font-weight-asian="bold"/>
    </style:style>
    <style:style style:name="T3" style:family="text">
      <style:text-properties fo:color="#000000" loext:opacity="100%" fo:font-size="16pt" fo:font-weight="normal" style:font-size-asian="16pt" style:font-weight-asian="normal"/>
    </style:style>
    <style:style style:name="T4" style:family="text">
      <style:text-properties fo:color="#202429" loext:opacity="100%" fo:font-size="11.5pt" fo:font-weight="bold" style:font-size-asian="11.5pt" style:font-weight-asian="bold"/>
    </style:style>
    <style:style style:name="T5" style:family="text">
      <style:text-properties fo:color="#000000" loext:opacity="100%" fo:font-size="16pt" style:font-size-asian="16pt"/>
    </style:style>
    <style:style style:name="T6" style:family="text">
      <style:text-properties officeooo:rsid="001d7274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f46a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p text:style-name="P1" loext:marker-style-name="T1"><text:span text:style-name="T2">Section 1: </text:span><text:span text:style-name="T3">Computer Programming and Python Fundamentals (18%) </text:span></text:p>
      <text:p text:style-name="P1" loext:marker-style-name="T1"><text:span text:style-name="T3"/></text:p>
      <text:p text:style-name="Default"><text:span text:style-name="T3"/></text:p>
      <text:p text:style-name="P1" loext:marker-style-name="T1"><text:span text:style-name="T4">PCEP-30-02 1.1 – Understand fundamental terms and definitions </text:span></text:p>
      <text:p text:style-name="P1" loext:marker-style-name="T1"><text:span text:style-name="T3"/></text:p>
      <text:p text:style-name="Default"><text:span text:style-name="T3"/></text:p>
      <text:p text:style-name="P1" loext:marker-style-name="T1"><text:span text:style-name="T4">PCEP-30-02 1.2 – Understand Python’s logic and structure </text:span></text:p>
      <text:p text:style-name="P1" loext:marker-style-name="T1"><text:span text:style-name="T3"/></text:p>
      <text:p text:style-name="Default"><text:span text:style-name="T3"/></text:p>
      <text:p text:style-name="P1" loext:marker-style-name="T1"><text:span text:style-name="T4">PCEP-30-02 1.3 – Introduce literals and variables into code and use different numeral systems </text:span></text:p>
      <text:p text:style-name="P1" loext:marker-style-name="T1"><text:span text:style-name="T3"/></text:p>
      <text:p text:style-name="Default"><text:span text:style-name="T3"/></text:p>
      <text:p text:style-name="P1" loext:marker-style-name="T1"><text:span text:style-name="T4">PCEP-30-02 1.4 – Choose operators and data types adequate to the problem </text:span></text:p>
      <text:p text:style-name="P1" loext:marker-style-name="T1"><text:span text:style-name="T3"/></text:p>
      <text:p text:style-name="Default"><text:span text:style-name="T3"/></text:p>
      <text:p text:style-name="P1" loext:marker-style-name="T1"><text:span text:style-name="T4">PCEP-30-02 1.5 – Perform Input/Output console operations </text:span></text:p>
      <text:p text:style-name="P1" loext:marker-style-name="T1"><text:span text:style-name="T3"/></text:p>
      <text:p text:style-name="P2" loext:marker-style-name="T1"><text:span text:style-name="Strong_20_Emphasis"><text:span text:style-name="T3"/></text:span></text:p>
      <text:p text:style-name="P2" loext:marker-style-name="T1"><text:span text:style-name="Strong_20_Emphasis"><text:span text:style-name="T5">PCEP-30-02 Section 1: Computer Programming and Python Fundamentals (18%)</text:span></text:span></text:p>
      <text:p text:style-name="P2" loext:marker-style-name="T1"><text:span text:style-name="Strong_20_Emphasis"><text:span text:style-name="T5"/></text:span></text:p>
      <text:p text:style-name="Text_20_body"><text:span text:style-name="Strong_20_Emphasis">Multiple Choice Questions (50 total)</text:span></text:p>
      <text:list text:style-name="L1">
        <text:list-item>
          <text:p text:style-name="P3">What is the correct file extension for Python files? <text:s/><text:span text:style-name="T6">V</text:span></text:p>
          <text:p text:style-name="P3">a) .pt<text:span text:style-name="T7"> b) .py </text:span>c) .pyt d) .python </text:p>
        </text:list-item>
        <text:list-item>
          <text:p text:style-name="P3">Python is an example of a/an _______. <text:span text:style-name="T6">V</text:span></text:p>
          <text:p text:style-name="P3"><text:s/>a) low-level language b) assembly language <text:span text:style-name="T7">c) </text:span>high-level programming language d) binary code interface</text:p>
        </text:list-item>
        <text:list-item>
          <text:p text:style-name="P3">What keyword is used to define a function in Python? <text:span text:style-name="T6">V</text:span></text:p>
          <text:p text:style-name="P3">a) function<text:span text:style-name="T7"> b)</text:span> def c) define d) func</text:p>
        </text:list-item>
        <text:list-item>
          <text:p text:style-name="P3">Which symbol is used to start a single-line comment? <text:span text:style-name="T6">V</text:span></text:p>
          <text:p text:style-name="P3"><text:s/>a) // b) &lt;!-- <text:span text:style-name="T7">c)</text:span> # d) ;</text:p>
        </text:list-item>
        <text:list-item>
          <text:p text:style-name="P3">Python uses ____ indentation to define blocks. <text:s/><text:span text:style-name="T6">V</text:span></text:p>
          <text:p text:style-name="P3">a) semicolons b) curly braces c) parentheses <text:span text:style-name="T7">d) </text:span>whitespace</text:p>
        </text:list-item>
        <text:list-item>
          <text:p text:style-name="P3">Which of the following is not a valid variable name? <text:span text:style-name="T6">V</text:span></text:p>
          <text:p text:style-name="P3"><text:s/>a) my_variable b) _myvar <text:span text:style-name="T7">c)</text:span> 2ndvar d) myVar</text:p>
        </text:list-item>
        <text:list-item>
          <text:p text:style-name="P3"><text:soft-page-break/>What will type(3.0) return? <text:span text:style-name="T6">X</text:span></text:p>
          <text:p text:style-name="P3"><text:s/>a) &lt;class 'float'&gt; b) &lt;class 'int'&gt; c) &lt;class 'str'&gt; d) &lt;class 'bool'&gt;</text:p>
        </text:list-item>
        <text:list-item>
          <text:p text:style-name="P3">Which operator is used for integer division in Python? <text:span text:style-name="T6">V</text:span></text:p>
          <text:p text:style-name="P3"><text:s/>a) / <text:span text:style-name="T7">b)</text:span> // c) % d) </text:p>
        </text:list-item>
        <text:list-item>
          <text:p text:style-name="P3">What is the output of 3 * 1 ** 2? <text:s/><text:span text:style-name="T6">X</text:span></text:p>
          <text:p text:style-name="P3">a) 1 b) 2 c) 3 <text:span text:style-name="T7">d)</text:span> 6</text:p>
        </text:list-item>
        <text:list-item>
          <text:p text:style-name="P3">What literal represents the integer 10 in octal format? <text:span text:style-name="T6">X</text:span></text:p>
          <text:p text:style-name="P3"><text:s/><text:span text:style-name="T7">a) </text:span>0x10 b) 0b10 c) 0o12 d) 012</text:p>
        </text:list-item>
        <text:list-item>
          <text:p text:style-name="P3">Which numeric literal is valid in hexadecimal? <text:span text:style-name="T6">X</text:span></text:p>
          <text:p text:style-name="P3"><text:s/>a) 0h12 b) 0x1G c) 0xF d) 0f12</text:p>
        </text:list-item>
        <text:list-item>
          <text:p text:style-name="P3">What is the result of 0b1010 + 0xF? <text:span text:style-name="T6">X</text:span></text:p>
          <text:p text:style-name="P3"><text:s/>a) 15 b) 25 c) 10 d) 20</text:p>
        </text:list-item>
        <text:list-item>
          <text:p text:style-name="P3">Which operator is used for modulo? <text:span text:style-name="T6">V</text:span></text:p>
          <text:p text:style-name="P3"><text:s/>a) // <text:span text:style-name="T7">b)</text:span> % c) / d) &amp;</text:p>
        </text:list-item>
        <text:list-item>
          <text:p text:style-name="P3">What is the result of 7 // 3? <text:span text:style-name="T6">V</text:span></text:p>
          <text:p text:style-name="P3"><text:span text:style-name="T7"><text:s/>a)</text:span> 2 b) 2.33 c) 3 d) 1</text:p>
        </text:list-item>
        <text:list-item>
          <text:p text:style-name="P3">What is the type of True and False? <text:span text:style-name="T6">V</text:span></text:p>
          <text:p text:style-name="P3"><text:s/>a) string b) integer <text:span text:style-name="T7">c)</text:span> boolean d) float</text:p>
        </text:list-item>
        <text:list-item>
          <text:p text:style-name="P3">Which operator concatenates two strings? <text:span text:style-name="T6">V</text:span></text:p>
          <text:p text:style-name="P3"><text:s/>a) &amp; <text:span text:style-name="T7">b) </text:span>+ c) , d) .</text:p>
        </text:list-item>
        <text:list-item>
          <text:p text:style-name="P3">What is the output of "a" * 3? <text:span text:style-name="T6">X</text:span></text:p>
          <text:p text:style-name="P3"><text:s/>a) aaa b) a a a c) 3a <text:span text:style-name="T7">d)</text:span> Error</text:p>
        </text:list-item>
        <text:list-item>
          <text:p text:style-name="P3">Which function prints output to the console? <text:span text:style-name="T6">V</text:span></text:p>
          <text:p text:style-name="P3"><text:s/>a) display() <text:span text:style-name="T7">b) </text:span>print() c) show() d) echo()</text:p>
        </text:list-item>
        <text:list-item>
          <text:p text:style-name="P3">How do you read input from the user? <text:span text:style-name="T6">V</text:span></text:p>
          <text:p text:style-name="P3"><text:s/>a) get() <text:span text:style-name="T7">b) </text:span>input() c) scan() d) readline()</text:p>
        </text:list-item>
        <text:list-item>
          <text:p text:style-name="P3">What is the result of int("10") + float("2.5")? <text:span text:style-name="T6">X</text:span></text:p>
          <text:p text:style-name="P3"><text:s/>a) 12.5 b) 102.5 <text:span text:style-name="T7">c)</text:span> Error d) 10.25</text:p>
        </text:list-item>
        <text:list-item>
          <text:p text:style-name="P3">Which of the following is a float literal? <text:span text:style-name="T6">X</text:span></text:p>
          <text:p text:style-name="P3"><text:s/>a) 5 b) 5. c) 5.5.5 <text:span text:style-name="T7">d)</text:span> 0f5</text:p>
        </text:list-item>
        <text:list-item>
          <text:p text:style-name="P3">What is the result of len("abc")? <text:span text:style-name="T6">X</text:span></text:p>
          <text:p text:style-name="P3"><text:s/>a) 2 b) 3 c) 4 <text:span text:style-name="T7">d) </text:span>Error</text:p>
        </text:list-item>
        <text:list-item>
          <text:p text:style-name="P3"><text:soft-page-break/>Which literal represents a raw string? <text:span text:style-name="T6">X</text:span></text:p>
          <text:p text:style-name="P3"><text:s/>a) "Hello" b) r"Hello" c) /Hello/ d) raw("Hello")</text:p>
        </text:list-item>
        <text:list-item>
          <text:p text:style-name="P3">What is the output of print("Hello", "World", sep="-")? <text:span text:style-name="T6">X</text:span></text:p>
          <text:p text:style-name="P3"><text:s/>a) HelloWorld b) Hello-World c) Hello World d) Hello:World</text:p>
        </text:list-item>
        <text:list-item>
          <text:p text:style-name="P3">Which operator has higher precedence: * or +? <text:span text:style-name="T6">V</text:span></text:p>
          <text:p text:style-name="P3"><text:s/>a) + <text:span text:style-name="T7">b) *</text:span> c) They are equal d) Depends on context</text:p>
        </text:list-item>
        <text:list-item>
          <text:p text:style-name="P3">What is the default data type of a literal like 5? <text:span text:style-name="T6">V</text:span></text:p>
          <text:p text:style-name="P3"><text:s/>a) float b) str<text:span text:style-name="T7"> c) </text:span>int d) bool</text:p>
        </text:list-item>
        <text:list-item>
          <text:p text:style-name="P3">What is the result of divmod(8, 3)? <text:s/><text:span text:style-name="T6">X</text:span></text:p>
          <text:p text:style-name="P3">a) (2, 2) b) (2, 3) c) (3, 2) d) (2.666, 2)</text:p>
        </text:list-item>
        <text:list-item>
          <text:p text:style-name="P3">Which operator is used for exponentiation? <text:span text:style-name="T6">V</text:span></text:p>
          <text:p text:style-name="P3"><text:s/>a) ^ <text:span text:style-name="T7">b) </text:span>** c) pow d) exp</text:p>
        </text:list-item>
        <text:list-item>
          <text:p text:style-name="P3">Can you assign a new variable in an expression?(a = b = 5) <text:span text:style-name="T6">X</text:span></text:p>
          <text:p text:style-name="P3"><text:s/>a) Yes b) No c) Only in functions d) Only with global</text:p>
        </text:list-item>
        <text:list-item>
          <text:p text:style-name="P3">What is the result of round(2.675, 2)? <text:span text:style-name="T6">X</text:span></text:p>
          <text:p text:style-name="P3"><text:s/>a) 2.67 <text:span text:style-name="T7">b) </text:span>2.68 c) 2.66 d) 2.6</text:p>
        </text:list-item>
        <text:list-item>
          <text:p text:style-name="P3">What does the // operator do with negative numbers: -7 // 3? <text:span text:style-name="T6">X</text:span></text:p>
          <text:p text:style-name="P3"><text:s/>a) -2 b) -2.33 c) -3<text:span text:style-name="T7"> d) </text:span>2</text:p>
        </text:list-item>
        <text:list-item>
          <text:p text:style-name="P3">Which of the following is not a valid float literal? <text:span text:style-name="T6">X</text:span></text:p>
          <text:p text:style-name="P3"><text:s/>a) 3e4 b) 4.5.6 c) .5 d) 5.0</text:p>
        </text:list-item>
        <text:list-item>
          <text:p text:style-name="P3">What is the output of print("Line1\nLine2")? <text:span text:style-name="T6">V</text:span></text:p>
          <text:p text:style-name="P3"><text:s/><text:span text:style-name="T7">a) </text:span>Line1 Line2 b) Line1\nLine2 c) Line1 Line2 d) Line1nLine2</text:p>
        </text:list-item>
        <text:list-item>
          <text:p text:style-name="P3">How can you include a double quote in a string literal? <text:span text:style-name="T6">V</text:span></text:p>
          <text:p text:style-name="P3"><text:s/>a) "Hello"World" b) "Hello"World" c) 'Hello"World' <text:span text:style-name="T7">d)</text:span> Both b and c</text:p>
        </text:list-item>
        <text:list-item>
          <text:p text:style-name="P3">Which function converts a value to a string? <text:span text:style-name="T6">V</text:span></text:p>
          <text:p text:style-name="P3"><text:s/>a) int() b) float() <text:span text:style-name="T7">c) </text:span>str() d) chr()</text:p>
        </text:list-item>
        <text:list-item>
          <text:p text:style-name="P3">What is the result of bool("")? <text:span text:style-name="T6">X</text:span></text:p>
          <text:p text:style-name="P3"><text:s/>a) True b) False c) "" d) Error</text:p>
        </text:list-item>
        <text:list-item>
          <text:p text:style-name="P3">Which of these is a valid Unicode string literal (Python 3)? <text:span text:style-name="T6">X</text:span></text:p>
          <text:p text:style-name="P3"><text:s/>a) u"hello" b) "hello" c) b"hello" d) All of the above</text:p>
        </text:list-item>
        <text:list-item>
          <text:p text:style-name="P3">What operator checks for equality? <text:span text:style-name="T6">V</text:span></text:p>
          <text:p text:style-name="P3"><text:s/>a) = <text:span text:style-name="T7">b)</text:span> == c) := d) !=</text:p>
        </text:list-item>
        <text:list-item>
          <text:p text:style-name="P3"><text:soft-page-break/>What operator checks for identity? <text:span text:style-name="T6">X</text:span></text:p>
          <text:p text:style-name="P3"><text:s/>a) == b) is c) equals <text:span text:style-name="T7">d)</text:span> :=</text:p>
        </text:list-item>
        <text:list-item>
          <text:p text:style-name="P3">Can a variable name start with an underscore? <text:span text:style-name="T6">V</text:span></text:p>
          <text:p text:style-name="P3"><text:s/><text:span text:style-name="T7">a) </text:span>Yes b) No c) Only in classes d) Only for constants</text:p>
        </text:list-item>
        <text:list-item>
          <text:p text:style-name="P3">Which of these is a valid binary literal? <text:span text:style-name="T6">X</text:span></text:p>
          <text:p text:style-name="P3"><text:s/>a) 0b102 b) 0b10 c) 0b2 d) 0x10</text:p>
        </text:list-item>
        <text:list-item>
          <text:p text:style-name="P3">What does abs(-5) return? <text:span text:style-name="T6">X</text:span></text:p>
          <text:p text:style-name="P3"><text:s/>a) -5 b) 5 c) 0 d) Error</text:p>
        </text:list-item>
        <text:list-item>
          <text:p text:style-name="P3">What is the result of 5 &lt; 3 or 4 &gt; 1? <text:span text:style-name="T6">X</text:span></text:p>
          <text:p text:style-name="P3"><text:s/>a) True <text:span text:style-name="T7">b) </text:span>False c) 4 d) Error</text:p>
        </text:list-item>
        <text:list-item>
          <text:p text:style-name="P3">What is the result of 5 &amp; 3? <text:span text:style-name="T8">X</text:span></text:p>
          <text:p text:style-name="P3"><text:s/>a) 1 b) 2 c) 3 d) 0</text:p>
        </text:list-item>
        <text:list-item>
          <text:p text:style-name="P3">Which operator shifts bits left: &lt;&lt; or &gt;&gt;? <text:s/><text:span text:style-name="T8">X</text:span></text:p>
          <text:p text:style-name="P3"><text:s/>a) &lt;&lt; b) &gt;&gt; c) &amp;&amp; d) None</text:p>
        </text:list-item>
        <text:list-item>
          <text:p text:style-name="P3">What does hex(255) return? <text:span text:style-name="T8">X</text:span></text:p>
          <text:p text:style-name="P3"><text:s/>a) 255 b) 0xFF c) 0xff d) '0xff'</text:p>
        </text:list-item>
        <text:list-item>
          <text:p text:style-name="P3">What literal represents the number 1e-3? <text:span text:style-name="T8">X</text:span></text:p>
          <text:p text:style-name="P3"><text:s/>a) 0.001 b) 1.000 c) 0e-3 d) 1000</text:p>
        </text:list-item>
        <text:list-item>
          <text:p text:style-name="P3">What does the id() function return? <text:span text:style-name="T8">X</text:span></text:p>
          <text:p text:style-name="P3"><text:s/>a) Type of object b) Object memory address c) Variable name d) Object size</text:p>
        </text:list-item>
        <text:list-item>
          <text:p text:style-name="P3">Which operator checks membership in a string or list? <text:span text:style-name="T8">X</text:span></text:p>
          <text:p text:style-name="P3"><text:s/>a) in b) has c) contains d) includes</text:p>
        </text:list-item>
        <text:list-item>
          <text:p text:style-name="P3">What is the result of "Python".upper()? <text:span text:style-name="T8">V</text:span></text:p>
          <text:p text:style-name="P3"><text:s/>a) python <text:span text:style-name="T7">b) </text:span>PYTHON c) Python d) error</text:p>
        </text:list-item>
      </text:list>
      <text:p text:style-name="P1" loext:marker-style-name="T1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Montserrat" fo:font-family="Montserrat" style:font-family-generic="roman" style:font-pitch="variable" fo:font-size="12pt"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13T16:00:00</meta:creation-date>
    <dc:title>PCEP-30-02</dc:title>
    <meta:initial-creator>Python Institute</meta:initial-creator>
    <dc:date>2025-06-21T09:21:38.708000000</dc:date>
    <meta:editing-duration>PT1H3M17S</meta:editing-duration>
    <meta:editing-cycles>6</meta:editing-cycles>
    <meta:generator>LibreOffice/24.8.7.2$Windows_X86_64 LibreOffice_project/e07d0a63a46349d29051da79b1fde8160bab2a89</meta:generator>
    <meta:document-statistic meta:table-count="0" meta:image-count="0" meta:object-count="0" meta:page-count="4" meta:paragraph-count="108" meta:word-count="999" meta:character-count="4768" meta:non-whitespace-character-count="3864"/>
  </office:meta>
</office:document-meta>
</file>